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整体学习计划（按月安排）</text:p>
      <text:p text:style-name="Standard"/>
      <text:p text:style-name="P1">第1-2个月：基础打牢阶段</text:p>
      <text:p text:style-name="Standard"/>
      <text:p text:style-name="Standard"><text:s text:c="2"/><text:span text:style-name="T1"><text:s text:c="2"/>数学学习：</text:span></text:p>
      <text:p text:style-name="Standard"><text:s text:c="8"/>代数与三角函数：</text:p>
      <text:p text:style-name="Standard"><text:s text:c="12"/>学习代数运算、求解方程、不等式、三角函数基础。</text:p>
      <text:p text:style-name="Standard"><text:s text:c="8"/>微积分入门：</text:p>
      <text:p text:style-name="Standard"><text:s text:c="12"/>理解导数与积分的基本概念，重点掌握导数的几何意义、函数的求导规则。</text:p>
      <text:p text:style-name="Standard"/>
      <text:p text:style-name="P1"><text:s text:c="4"/>Python编程基础：</text:p>
      <text:p text:style-name="Standard"><text:s text:c="8"/>学习Python基础语法：变量、数据类型、控制结构、函数、文件操作等。</text:p>
      <text:p text:style-name="Standard"><text:s text:c="8"/>掌握NumPy库，进行基础矩阵和向量运算，为神经网络的实现做准备。</text:p>
      <text:p text:style-name="Standard"/>
      <text:p text:style-name="P1"><text:s text:c="4"/>神经网络入门：</text:p>
      <text:p text:style-name="Standard"><text:s text:c="8"/>了解神经网络的基本概念：神经元、权重、偏置、激活函数等。</text:p>
      <text:p text:style-name="Standard"><text:s text:c="8"/>学习如何在TensorFlow中搭建一个简单的前馈神经网络（如MNIST手写数字识别）。</text:p>
      <text:p text:style-name="Standard"><text:s text:c="8"/>项目：使用TensorFlow搭建简单的分类器。</text:p>
      <text:p text:style-name="Standard"/>
      <text:p text:style-name="P1">第3-4个月：进阶基础</text:p>
      <text:p text:style-name="Standard"/>
      <text:p text:style-name="P1"><text:s text:c="4"/>数学学习：</text:p>
      <text:p text:style-name="Standard"><text:s text:c="8"/>线性代数：</text:p>
      <text:p text:style-name="Standard"><text:s text:c="12"/>重点学习矩阵、向量、矩阵乘法、逆矩阵、特征值与特征向量。</text:p>
      <text:p text:style-name="Standard"><text:s text:c="12"/>练习如何使用矩阵和向量表示和运算神经网络中的数据和权重。</text:p>
      <text:p text:style-name="Standard"/>
      <text:p text:style-name="P1"><text:s text:c="4"/>Python编程进阶：</text:p>
      <text:p text:style-name="Standard"><text:s text:c="8"/>学习Pandas进行数据处理，掌握Matplotlib和Seaborn进行数据可视化。</text:p>
      <text:p text:style-name="Standard"><text:s text:c="8"/>熟练掌握使用TensorFlow进行模型训练，了解数据预处理与调参方法。</text:p>
      <text:p text:style-name="Standard"/>
      <text:p text:style-name="P1"><text:s text:c="4"/>神经网络进阶：</text:p>
      <text:p text:style-name="Standard"><text:s text:c="8"/>理解神经网络的反向传播算法，学习梯度下降算法。</text:p>
      <text:p text:style-name="Standard"><text:s text:c="8"/>了解不同的激活函数（如ReLU、Sigmoid）对模型性能的影响。</text:p>
      <text:p text:style-name="Standard"><text:s text:c="8"/>项目：实现简单的多层前馈神经网络，并进行超参数调优（如学习率、批次大小）。</text:p>
      <text:p text:style-name="Standard"/>
      <text:p text:style-name="P1">第5-6个月：优化与扩展</text:p>
      <text:p text:style-name="P1"/>
      <text:p text:style-name="P1"><text:s text:c="4"/>数学学习：</text:p>
      <text:p text:style-name="Standard"><text:s text:c="8"/>概率论与统计：</text:p>
      <text:p text:style-name="Standard"><text:s text:c="12"/>掌握基础的概率概念，如条件概率、概率分布（如高斯分布）。</text:p>
      <text:p text:style-name="Standard"><text:s text:c="12"/>了解统计学在模型评估中的应用，如最大似然估计、交叉熵损失函数等。</text:p>
      <text:p text:style-name="Standard"/>
      <text:p text:style-name="P1"><text:s text:c="4"/>Python编程与模型优化：</text:p>
      <text:p text:style-name="Standard"><text:s text:c="8"/>继续深入使用TensorFlow，学习如何使用不同的优化算法（如Adam、RMSprop）改进模型。</text:p>
      <text:p text:style-name="Standard"><text:s text:c="8"/>学习使用正则化（如L2正则化）和dropout技术，防止过拟合。</text:p>
      <text:p text:style-name="Standard"/>
      <text:p text:style-name="P1"><text:s text:c="4"/>神经网络模型优化：</text:p>
      <text:p text:style-name="Standard"><text:s text:c="8"/>学习如何调优神经网络模型，选择适合的数据集、优化超参数。</text:p>
      <text:p text:style-name="Standard"><text:s text:c="8"/>项目：对神经网络进行改进和优化，尝试解决现实世界中的分类问题或回归问题。</text:p>
      <text:p text:style-name="Standard"><text:soft-page-break/></text:p>
      <text:p text:style-name="P1">第7-8个月：高级神经网络与应用</text:p>
      <text:p text:style-name="Standard"/>
      <text:p text:style-name="P1"><text:s text:c="4"/>数学学习：</text:p>
      <text:p text:style-name="Standard"><text:s text:c="8"/>优化方法：</text:p>
      <text:p text:style-name="Standard"><text:s text:c="12"/>学习凸优化、拉格朗日乘数法，理解如何优化神经网络的损失函数。</text:p>
      <text:p text:style-name="Standard"><text:s text:c="12"/>深入学习梯度下降变种和其他优化方法的数学原理。</text:p>
      <text:p text:style-name="Standard"/>
      <text:p text:style-name="P1"><text:s text:c="4"/>Python编程与高级神经网络：</text:p>
      <text:p text:style-name="Standard"><text:s text:c="8"/>学习卷积神经网络（CNN）和循环神经网络（RNN）的工作原理及其在图像、文本等复杂数据集上的应用。</text:p>
      <text:p text:style-name="Standard"><text:s text:c="8"/>开始使用LSTM进行时间序列数据预测，如股票价格、气候数据等。</text:p>
      <text:p text:style-name="Standard"/>
      <text:p text:style-name="Standard"><text:s text:c="4"/>高级神经网络架构学习：</text:p>
      <text:p text:style-name="Standard"><text:s text:c="8"/>理解卷积操作在图像识别中的应用，掌握CNN的结构。</text:p>
      <text:p text:style-name="Standard"><text:s text:c="8"/>学习LSTM等序列模型，进行时间序列预测。</text:p>
      <text:p text:style-name="Standard"><text:s text:c="8"/>项目：训练CNN进行图像分类，使用LSTM进行时间序列预测（如股票价格预测）。</text:p>
      <text:p text:style-name="Standard"/>
      <text:p text:style-name="Standard">每月学习时长建议：</text:p>
      <text:p text:style-name="Standard"/>
      <text:p text:style-name="Standard"><text:s text:c="4"/>每天学习时长：3-5小时</text:p>
      <text:p text:style-name="Standard"><text:s text:c="8"/>数学学习：2小时</text:p>
      <text:p text:style-name="Standard"><text:s text:c="8"/>编程与神经网络实践：2-3小时</text:p>
      <text:p text:style-name="Standard"><text:s text:c="8"/>复习与总结：0.5-1小时</text:p>
      <text:p text:style-name="Standard"><text:s text:c="4"/>每周学习6天，第7天休息，复习与调整学习策略。</text:p>
      <text:p text:style-name="Standard"/>
      <text:p text:style-name="Standard">学习路径总结</text:p>
      <text:p text:style-name="Standard"/>
      <text:p text:style-name="Standard"><text:s text:c="4"/>前2个月：打好数学与编程基础，了解神经网络的基本原理，并动手实现简单模型。</text:p>
      <text:p text:style-name="Standard"><text:s text:c="4"/>第3-4个月：深入线性代数，进阶学习Python编程与数据处理技巧，理解反向传播与模型调优。</text:p>
      <text:p text:style-name="Standard"><text:s text:c="4"/>第5-6个月：学习概率与统计，深入优化模型，掌握正则化、优化算法的应用。</text:p>
      <text:p text:style-name="Standard"><text:s text:c="4"/>第7-8个月：学习高级神经网络架构（CNN、RNN、LSTM），解决复杂的图像、时间序列等实际问题。</text:p>
      <text:p text:style-name="Standard"/>
      <text:p text:style-name="Standard">通过这样的时间线安排，你可以有条不紊地掌握神经网络背后的数学基础，同时通过实际的项目练习逐步提升编程能力与模型构建技巧。祝你学习顺利！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7:57:22.252698200</meta:creation-date>
    <dc:date>2024-09-25T18:00:32.257311564</dc:date>
    <meta:editing-duration>PT3M13S</meta:editing-duration>
    <meta:editing-cycles>1</meta:editing-cycles>
    <meta:document-statistic meta:table-count="0" meta:image-count="0" meta:object-count="0" meta:page-count="2" meta:paragraph-count="61" meta:word-count="1230" meta:character-count="1779" meta:non-whitespace-character-count="1395"/>
    <meta:generator>LibreOffice/7.4.7.2$Linux_AARCH64 LibreOffice_project/40$Build-2</meta:generator>
  </office:meta>
</office:document-meta>
</file>